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ecd4" officeooo:paragraph-rsid="0019ecd4"/>
    </style:style>
    <style:style style:name="P2" style:family="paragraph" style:parent-style-name="Standard">
      <style:text-properties officeooo:rsid="0019ecd4" officeooo:paragraph-rsid="0019ecd4"/>
    </style:style>
    <style:style style:name="P3" style:family="paragraph" style:parent-style-name="Standard">
      <style:text-properties officeooo:rsid="001d7bf1" officeooo:paragraph-rsid="001d7bf1"/>
    </style:style>
    <style:style style:name="P4" style:family="paragraph" style:parent-style-name="Standard">
      <style:text-properties officeooo:rsid="001f479e" officeooo:paragraph-rsid="001f479e"/>
    </style:style>
    <style:style style:name="P5" style:family="paragraph" style:parent-style-name="Standard">
      <style:text-properties officeooo:rsid="0020f513" officeooo:paragraph-rsid="0020f513"/>
    </style:style>
    <style:style style:name="P6" style:family="paragraph" style:parent-style-name="Standard">
      <style:text-properties officeooo:rsid="0025b8ae" officeooo:paragraph-rsid="0025b8ae"/>
    </style:style>
    <style:style style:name="T1" style:family="text">
      <style:text-properties officeooo:rsid="001d7bf1"/>
    </style:style>
    <style:style style:name="T2" style:family="text">
      <style:text-properties officeooo:rsid="0022eeae"/>
    </style:style>
    <style:style style:name="T3" style:family="text">
      <style:text-properties officeooo:rsid="0023ba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</text:span>he board size is 10x10.</text:p>
      <text:p text:style-name="P1">The number of monsters is found by rolling two dice and multiplying the numbers together.</text:p>
      <text:p text:style-name="P1">The number of treasures is found the same way.</text:p>
      <text:p text:style-name="P1">The "bad guy" chooses where to put the monsters and treasures.</text:p>
      <text:p text:style-name="P1">The bottom<text:span text:style-name="T1"> and</text:span> <text:span text:style-name="T1">top </text:span>row<text:span text:style-name="T1">s</text:span> cannot have monsters<text:span text:style-name="T1"> or treasures.</text:span></text:p>
      <text:p text:style-name="P3">The "good guys" cannot see where the monsters and treasures are; the "bad guy" writes down the locations on a hidden piece of paper. <text:s/>He must tell the other players if they land on a treasure or monster.</text:p>
      <text:p text:style-name="P3"/>
      <text:p text:style-name="P3">No two entities may occupy a single space simultaneously.</text:p>
      <text:p text:style-name="P3"/>
      <text:p text:style-name="P3">All players roll a die to determine the amount of health to start with. <text:s/>The "bad guy" starts with 5x his roll, and loses points when one of his monsters is defeated.</text:p>
      <text:p text:style-name="P5">If during the game a player's health score reaches zero, he dies in real life. <text:s/>This<text:span text:style-name="T2">, of course, </text:span>results in disqualification from the game.</text:p>
      <text:p text:style-name="P1"/>
      <text:p text:style-name="P3">When a treasure is found by the "good guy", a die is rolled. <text:s/>The number on it is added to the player's health<text:span text:style-name="T3"> and the treasure is removed from the board.</text:span></text:p>
      <text:p text:style-name="P3"/>
      <text:p text:style-name="P3">When a monster is found, the "bad guy" and the "good guy" who landed on the space each roll a die. <text:s/>Whoever rolls the bigger number wins the round. <text:s/>Three rounds are played, and best out of three wins. <text:s/>In the case of a tie roll, the roll is repeated (i.e. tie rounds don't count toward the three rounds).</text:p>
      <text:p text:style-name="P4">After the battle, both players roll a die. <text:s/>The winner has his roll added to his total score, and the loser has his roll subtracted from his total.<text:span text:style-name="T3"> <text:s/>If the "good guy" wins, the monster is removed from the board.</text:span></text:p>
      <text:p text:style-name="P4"/>
      <text:p text:style-name="P6">If all monsters are defeated and the "bad guy" is still alive:</text:p>
      <text:p text:style-name="P6">&lt;Ricardo: insert endgame rules her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ylar Ittner</meta:initial-creator>
    <meta:creation-date>2016-10-29T15:29:46.112551250</meta:creation-date>
    <dc:date>2016-10-30T13:43:24.834084971</dc:date>
    <dc:creator>Skylar Ittner</dc:creator>
    <meta:editing-duration>PT11H40M6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14" meta:word-count="300" meta:character-count="1612" meta:non-whitespace-character-count="1317"/>
  </office:meta>
</office:document-meta>
</file>